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angal1" svg:font-family="Mangal"/>
    <style:font-face style:name="Times New Roman CYR1" svg:font-family="'Times New Roman CYR', serif"/>
    <style:font-face style:name="Arial" svg:font-family="Arial" style:font-family-generic="swiss"/>
    <style:font-face style:name="Courier New" svg:font-family="'Courier New'" style:font-family-generic="modern" style:font-pitch="fixed"/>
    <style:font-face style:name="EanGnivc" svg:font-family="EanGnivc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 style:master-page-name="First_20_Page">
      <style:table-properties style:width="17.168cm" fo:margin-left="-0.079cm" style:page-number="auto" table:align="left" style:writing-mode="lr-tb"/>
    </style:style>
    <style:style style:name="Таблица1.A" style:family="table-column">
      <style:table-column-properties style:column-width="7.902cm"/>
    </style:style>
    <style:style style:name="Таблица1.B" style:family="table-column">
      <style:table-column-properties style:column-width="2.051cm"/>
    </style:style>
    <style:style style:name="Таблица1.C" style:family="table-column">
      <style:table-column-properties style:column-width="7.21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26cm" fo:padding-right="0.026cm" fo:padding-top="0cm" fo:padding-bottom="0cm" fo:border="none"/>
    </style:style>
    <style:style style:name="Таблица1.B1" style:family="table-cell">
      <style:table-cell-properties style:vertical-align="middle" fo:padding-left="0.026cm" fo:padding-right="0.026cm" fo:padding-top="0cm" fo:padding-bottom="0cm" fo:border="none"/>
    </style:style>
    <style:style style:name="Таблица2" style:family="table">
      <style:table-properties style:width="17.168cm" fo:margin-left="-0.079cm" table:align="left" style:writing-mode="lr-tb"/>
    </style:style>
    <style:style style:name="Таблица2.A" style:family="table-column">
      <style:table-column-properties style:column-width="7.902cm"/>
    </style:style>
    <style:style style:name="Таблица2.B" style:family="table-column">
      <style:table-column-properties style:column-width="2.051cm"/>
    </style:style>
    <style:style style:name="Таблица2.C" style:family="table-column">
      <style:table-column-properties style:column-width="7.21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026cm" fo:padding-right="0.026cm" fo:padding-top="0cm" fo:padding-bottom="0cm" fo:border="none"/>
    </style:style>
    <style:style style:name="P1" style:family="paragraph" style:parent-style-name="footer">
      <style:paragraph-properties fo:text-align="end" style:justify-single-word="false"/>
      <style:text-properties style:font-name="EanGnivc" fo:font-size="28pt" style:font-name-asian="EanGnivc" style:font-name-complex="EanGnivc" style:font-size-complex="28pt"/>
    </style:style>
    <style:style style:name="P2" style:family="paragraph" style:parent-style-name="footer">
      <style:paragraph-properties fo:text-align="end" style:justify-single-word="false" fo:hyphenation-ladder-count="no-limit" style:text-autospace="ideograph-alpha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EanGnivc" fo:font-size="28pt" fo:language="ru" fo:country="RU" style:font-name-asian="EanGnivc" style:language-asian="ru" style:country-asian="RU" style:font-name-complex="EanGnivc" style:font-size-complex="28pt" fo:hyphenate="false" fo:hyphenation-remain-char-count="2" fo:hyphenation-push-char-count="2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style:font-name="Times New Roman CYR" fo:font-size="14pt" fo:language="en" fo:country="US"/>
    </style:style>
    <style:style style:name="P5" style:family="paragraph" style:parent-style-name="Standard">
      <style:paragraph-properties style:writing-mode="lr-tb"/>
      <style:text-properties style:font-name="Times New Roman CYR" fo:font-size="14pt" fo:language="en" fo:country="US" fo:font-style="normal" fo:font-weight="normal" style:font-name-asian="Times New Roman CYR" style:font-name-complex="Times New Roman CYR" style:font-size-complex="14pt"/>
    </style:style>
    <style:style style:name="P6" style:family="paragraph" style:parent-style-name="Standard">
      <style:paragraph-properties style:text-autospace="none" style:writing-mode="lr-tb"/>
      <style:text-properties style:font-name="Times New Roman CYR" fo:font-size="14pt" fo:language="en" fo:country="US" style:font-name-asian="Times New Roman CYR" style:font-name-complex="Times New Roman CYR" style:font-size-complex="14pt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style:font-name="Times New Roman CYR" fo:font-size="14pt" fo:language="en" fo:country="US" style:font-name-asian="Times New Roman CYR" style:font-name-complex="Times New Roman CYR" style:font-size-complex="14pt"/>
    </style:style>
    <style:style style:name="P8" style:family="paragraph" style:parent-style-name="Standard">
      <style:paragraph-properties fo:text-align="justify" style:justify-single-word="false" style:text-autospace="none" style:writing-mode="lr-tb"/>
      <style:text-properties style:font-name="Times New Roman CYR" fo:font-size="14pt" fo:language="en" fo:country="US" style:font-name-asian="Times New Roman CYR" style:font-name-complex="Times New Roman CYR" style:font-size-complex="14pt"/>
    </style:style>
    <style:style style:name="P9" style:family="paragraph" style:parent-style-name="Standard">
      <style:paragraph-properties fo:text-align="end" style:justify-single-word="false" style:text-autospace="none" style:writing-mode="lr-tb"/>
      <style:text-properties style:font-name="Times New Roman CYR" fo:font-size="14pt" fo:language="en" fo:country="US" style:language-asian="zh" style:country-asian="CN"/>
    </style:style>
    <style:style style:name="P10" style:family="paragraph" style:parent-style-name="Standard">
      <style:paragraph-properties fo:text-align="end" style:justify-single-word="false" style:text-autospace="none" style:writing-mode="lr-tb"/>
      <style:text-properties style:font-name="Times New Roman CYR" fo:font-size="14pt" style:font-name-asian="Times New Roman CYR" style:font-name-complex="Times New Roman CYR" style:font-size-complex="14pt"/>
    </style:style>
    <style:style style:name="P11" style:family="paragraph" style:parent-style-name="Standard">
      <style:paragraph-properties style:writing-mode="lr-tb"/>
      <style:text-properties style:font-name="Times New Roman CYR" fo:font-size="10pt"/>
    </style:style>
    <style:style style:name="P12" style:family="paragraph" style:parent-style-name="Standard">
      <style:paragraph-properties style:text-autospace="none" style:writing-mode="lr-tb"/>
    </style:style>
    <style:style style:name="P13" style:family="paragraph" style:parent-style-name="Standard">
      <style:paragraph-properties style:line-height-at-least="0.353cm" fo:text-align="justify" style:justify-single-word="false" style:writing-mode="lr-tb"/>
      <style:text-properties style:font-name="Times New Roman" fo:font-size="14pt" fo:language="en" fo:country="US" style:font-name-asian="Times New Roman CYR" style:font-name-complex="Times New Roman" style:font-size-complex="14pt"/>
    </style:style>
    <style:style style:name="P14" style:family="paragraph" style:parent-style-name="Text_20_body">
      <style:paragraph-properties fo:text-align="end" style:justify-single-word="false"/>
    </style:style>
    <style:style style:name="P15" style:family="paragraph" style:parent-style-name="Standard" style:list-style-name="RTF_5f_Num_20_2">
      <style:paragraph-properties fo:margin-left="0cm" fo:margin-right="0cm" fo:text-align="justify" style:justify-single-word="false" fo:text-indent="0cm" style:auto-text-indent="false" style:text-autospace="none" style:writing-mode="lr-tb">
        <style:tab-stops/>
      </style:paragraph-properties>
      <style:text-properties style:font-name="Times New Roman" fo:font-size="14pt" fo:language="ru" fo:country="RU" style:font-name-asian="Times New Roman CYR" style:font-name-complex="Times New Roman" style:font-size-complex="14pt"/>
    </style:style>
    <style:style style:name="P16" style:family="paragraph" style:parent-style-name="Standard" style:list-style-name="RTF_5f_Num_20_2">
      <style:paragraph-properties fo:margin-left="0cm" fo:margin-right="0cm" style:line-height-at-least="0.353cm" fo:text-align="justify" style:justify-single-word="false" fo:text-indent="0cm" style:auto-text-indent="false" style:text-autospace="none" style:writing-mode="lr-tb">
        <style:tab-stops/>
      </style:paragraph-properties>
      <style:text-properties style:font-name="Times New Roman" fo:font-size="14pt" fo:language="ru" fo:country="RU" style:font-name-asian="Times New Roman CYR" style:font-name-complex="Times New Roman" style:font-size-complex="14pt"/>
    </style:style>
    <style:style style:name="P17" style:family="paragraph" style:parent-style-name="Standard">
      <style:paragraph-properties fo:margin-left="0cm" fo:margin-right="0cm" style:line-height-at-least="0.353cm" fo:text-align="justify" style:justify-single-word="false" fo:text-indent="0cm" style:auto-text-indent="false" style:text-autospace="none" style:writing-mode="lr-tb">
        <style:tab-stops/>
      </style:paragraph-properties>
      <style:text-properties style:font-name="Times New Roman" fo:font-size="14pt" fo:language="ru" fo:country="RU" style:font-name-asian="Times New Roman CYR" style:font-name-complex="Times New Roman" style:font-size-complex="14pt"/>
    </style:style>
    <style:style style:name="P18" style:family="paragraph" style:parent-style-name="Standard">
      <style:paragraph-properties style:text-autospace="none" style:writing-mode="lr-tb"/>
      <style:text-properties style:font-name="Times New Roman CYR" fo:font-size="10pt" style:font-name-asian="Times New Roman CYR" style:font-name-complex="Times New Roman CYR" style:font-size-complex="10pt"/>
    </style:style>
    <style:style style:name="P19" style:family="paragraph" style:parent-style-name="Текст1">
      <style:paragraph-properties style:line-height-at-least="0.353cm" fo:text-align="justify" style:justify-single-word="false" style:text-autospace="none" style:writing-mode="lr-tb"/>
      <style:text-properties style:font-name="Times New Roman CYR" fo:font-size="14pt" fo:language="en" fo:country="US" style:font-name-asian="Times New Roman CYR" style:font-name-complex="Times New Roman CYR" style:font-size-complex="14pt"/>
    </style:style>
    <style:style style:name="T1" style:family="text">
      <style:text-properties fo:language="ru" fo:country="RU"/>
    </style:style>
    <style:style style:name="T2" style:family="text">
      <style:text-properties fo:font-size="14pt"/>
    </style:style>
    <style:style style:name="T3" style:family="text">
      <style:text-properties style:font-name="Times New Roman CYR1" fo:font-size="14pt"/>
    </style:style>
    <style:style style:name="T4" style:family="text">
      <style:text-properties style:font-name="Times New Roman CYR1" fo:font-size="14pt" fo:language="en" fo:country="US"/>
    </style:style>
    <style:style style:name="T5" style:family="text">
      <style:text-properties style:font-name="Times New Roman CYR1" fo:font-size="14pt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>Комитет по управлению муниципальным имуществом</text:p>
          </table:table-cell>
          <table:table-cell table:style-name="Таблица1.B1" office:value-type="string">
            <text:p text:style-name="P6">                                                   </text:p>
          </table:table-cell>
          <table:table-cell table:style-name="Таблица1.A1" office:value-type="string">
            <text:p text:style-name="P9">Директор<text:span text:style-name="T1">у</text:span> МКУ "Центр информационных технологий" муниципального образования города Братска</text:p>
            <text:p text:style-name="P10">О. С. Ломаковой</text:p>
          </table:table-cell>
        </table:table-row>
      </table:table>
      <text:p text:style-name="P6"/>
      <text:p text:style-name="P4">Служебная записка</text:p>
      <text:p text:style-name="P4"><text:span text:style-name="T1">о</text:span>т _________ № _____</text:p>
      <text:p text:style-name="P3"/>
      <text:p text:style-name="P7"/>
      <text:p text:style-name="P7">Уважаемая Ольга Станиславовна!</text:p>
      <text:p text:style-name="P3"/>
      <text:p text:style-name="P8"><text:tab/><text:span text:style-name="T1">С цель максимального использования возможностей ПО АИС «Имущество» прошу рассмотреть:</text:span></text:p>
      <text:list xml:id="list31507612" text:style-name="RTF_5f_Num_20_2">
        <text:list-item>
          <text:p text:style-name="P15">Возможность внесения в ПО жилых помещений муниципального жилого фонда из имеющейся электронной таблицы;</text:p>
          <text:p text:style-name="P15">Жилые помещения имеют категории:</text:p>
          <text:p text:style-name="P15">- жилищный фонд социального использования;</text:p>
          <text:p text:style-name="P15">- жилищный фонд коммерческого использования (ограничен сроком);</text:p>
          <text:p text:style-name="P15">- специализированный жилищный фонд (ограничен сроком). Потребуется вкладка для дополнительного уточнения причины предоставления такой категории жилого помещения для предоставления (в соотв. с ЖК).</text:p>
        </text:list-item>
        <text:list-item>
          <text:p text:style-name="P15">Возможность прикрепления к конкретному жилому помещению нанимателя (ФИО) из имеющейся электронной таблицы, возможно все сделать сразу при реализации пункта 1, и в дальнейшем открепление нанимателя в связи прекращением права пользования и прикреплением нового в связи с предоставлением жилого помещения.</text:p>
          <text:p text:style-name="P15">Номера и даты новых договоров найма присваиваются автоматически. Старые будут вводится вручную. Также поле № и дата договора может быть пустым.</text:p>
          <text:p text:style-name="P15">Номер лицевого счета вводится вручную.</text:p>
        </text:list-item>
        <text:list-item>
          <text:p text:style-name="P16">Возможности включения/исключения к нанимателю его членов семьи и вывод из ПО на печать договора найма.</text:p>
        </text:list-item>
        <text:list-item>
          <text:p text:style-name="P15">Возможность ведения претензионно-исковой работы по реализованному принципу в ОНФ.</text:p>
        </text:list-item>
        <text:list-item>
          <text:p text:style-name="P15">Отметка о переходе жилого помещения в собственность граждан.</text:p>
        </text:list-item>
      </text:list>
      <text:p text:style-name="P17"><text:tab/>В связи с тем, что расчетом и начислением платы за найм жилого помещения и коммунальных платежей занимается сторонняя организация, задача расчетов не ставится. Но с перспективой на будущее прошу задать вопрос разработчикам о возможности расчетов по общей площади (найм) и по количеству проживающих (коммунальные услуги).</text:p>
      <text:p text:style-name="P1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2"><text:span text:style-name="T4">Председатель комитет</text:span><text:span text:style-name="T5">а</text:span></text:p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14"><text:span text:style-name="T2">М</text:span><text:span text:style-name="T3">. </text:span><text:span text:style-name="T2">Г</text:span><text:span text:style-name="T3">. </text:span><text:span text:style-name="T2">Пискунова</text:span></text:p>
          </table:table-cell>
        </table:table-row>
      </table:table>
      <text:p text:style-name="P18"/>
      <text:p text:style-name="P11">А. А. Частухин</text:p>
      <text:p text:style-name="P11">349-064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angal1" svg:font-family="Mangal"/>
    <style:font-face style:name="Times New Roman CYR1" svg:font-family="'Times New Roman CYR', serif"/>
    <style:font-face style:name="Arial" svg:font-family="Arial" style:font-family-generic="swiss"/>
    <style:font-face style:name="Courier New" svg:font-family="'Courier New'" style:font-family-generic="modern" style:font-pitch="fixed"/>
    <style:font-face style:name="EanGnivc" svg:font-family="EanGnivc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Mangal1"/>
    </style:style>
    <style:style style:name="caption" style:family="paragraph" style:parent-style-name="Standard">
      <style:paragraph-properties fo:margin-top="0.212cm" fo:margin-bottom="0.212cm"/>
      <style:text-properties style:font-name="Arial" fo:font-size="10pt" fo:font-style="italic" style:font-name-complex="Arial" style:font-size-complex="10pt" style:font-style-complex="italic"/>
    </style:style>
    <style:style style:name="Index_20__28_user_29_" style:display-name="Index (user)" style:family="paragraph" style:parent-style-name="Standard">
      <style:text-properties style:font-name="Arial" style:font-name-complex="Arial"/>
    </style:style>
    <style:style style:name="header" style:family="paragraph" style:parent-style-name="Standard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WW-footer" style:family="paragraph" style:parent-style-name="Standard">
      <style:paragraph-properties>
        <style:tab-stops>
          <style:tab-stop style:position="8.544cm" style:type="center"/>
          <style:tab-stop style:position="17.089cm" style:type="right"/>
        </style:tab-stops>
      </style:paragraph-properties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Текст1" style:family="paragraph" style:parent-style-name="Standard">
      <style:text-properties style:font-name="Courier New" style:font-name-complex="Courier New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/>
    <style:style style:name="Default_20_Paragraph_20_Font" style:display-name="Default Paragraph Font" style:family="text">
      <style:text-properties style:use-window-font-color="true" style:font-name="Times New Roman" fo:font-size="10pt" fo:language="ru" fo:country="RU" style:font-name-asian="Times New Roman" style:language-asian="ru" style:country-asian="RU" style:font-name-complex="Times New Roman" style:font-size-complex="10pt"/>
    </style:style>
    <style:style style:name="Numbering_20_Symbols_20__28_user_29_" style:display-name="Numbering Symbols (user)" style:family="text">
      <style:text-properties style:use-window-font-color="true" style:font-name="Times New Roman" fo:font-size="10pt" fo:language="ru" fo:country="RU" style:font-name-asian="Times New Roman" style:language-asian="ru" style:country-asian="RU" style:font-name-complex="Times New Roman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EanGnivc" fo:font-size="28pt" style:font-name-asian="EanGnivc" style:font-name-complex="EanGnivc" style:font-size-complex="28pt"/>
    </style:style>
    <style:style style:name="MP2" style:family="paragraph" style:parent-style-name="footer">
      <style:paragraph-properties fo:text-align="end" style:justify-single-word="false" fo:hyphenation-ladder-count="no-limit" style:text-autospace="ideograph-alpha">
        <style:tab-stops>
          <style:tab-stop style:position="8.25cm" style:type="center"/>
          <style:tab-stop style:position="16.501cm" style:type="right"/>
        </style:tab-stops>
      </style:paragraph-properties>
      <style:text-properties style:use-window-font-color="true" style:font-name="EanGnivc" fo:font-size="28pt" fo:language="ru" fo:country="RU" style:font-name-asian="EanGnivc" style:language-asian="ru" style:country-asian="RU" style:font-name-complex="EanGnivc" style:font-size-complex="28pt" fo:hyphenate="false" fo:hyphenation-remain-char-count="2" fo:hyphenation-push-char-count="2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1.27cm" fo:margin-left="3cm" fo:margin-right="1.501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1.27cm" fo:margin-left="3cm" fo:margin-right="1.5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1.501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>
      <style:footer>
        <text:p text:style-name="MP1"/>
      </style:footer>
    </style:master-page>
    <style:master-page style:name="First_20_Page_20__28_user_29_" style:display-name="First Page (user)" style:page-layout-name="Mpm3" style:next-style-name="Standard_20__28_user_29_">
      <style:footer>
        <text:p text:style-name="MP2"/>
      </style:footer>
    </style:master-page>
    <style:master-page style:name="First_20_Page" style:display-name="First Page" style:page-layout-name="Mpm4" style:next-style-name="Standard_20__28_user_29_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tografField</dc:title>
    <meta:creation-date>2010-04-16T20:08:00</meta:creation-date>
    <meta:initial-creator>Dorofeenko</meta:initial-creator>
    <dc:date>2014-01-23T12:26:52.32</dc:date>
    <meta:print-date>2012-07-17T11:27:01.55</meta:print-date>
    <dc:creator>Андрей Частухин</dc:creator>
    <meta:generator>LibreOffice/3.5$Windows_x86 LibreOffice_project/235ab8a-3802056-4a8fed3-2d66ea8-e241b80</meta:generator>
    <meta:editing-duration>PT35M42S</meta:editing-duration>
    <meta:editing-cycles>4</meta:editing-cycles>
    <meta:printed-by>Андрей Частухин</meta:printed-by>
    <meta:document-statistic meta:table-count="2" meta:image-count="0" meta:object-count="0" meta:page-count="1" meta:paragraph-count="24" meta:word-count="244" meta:character-count="1257" meta:non-whitespace-character-count="1635"/>
  </office:meta>
</office:document-meta>
</file>